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Heading_20_1">
      <style:paragraph-properties fo:break-before="page"/>
    </style:style>
    <style:style style:name="P3" style:family="paragraph" style:parent-style-name="Heading_20_2">
      <style:text-properties officeooo:paragraph-rsid="000b58dc"/>
    </style:style>
    <style:style style:name="P4" style:family="paragraph" style:parent-style-name="Heading_20_2">
      <style:text-properties officeooo:paragraph-rsid="000d46a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4472c4" loext:opacity="100%" fo:font-size="16pt" style:font-size-asian="16pt"/>
    </style:style>
    <style:style style:name="P7" style:family="paragraph" style:parent-style-name="Standard">
      <style:text-properties fo:color="#000000" loext:opacity="100%" fo:font-size="16pt" fo:font-weight="bold" style:font-size-asian="16pt" style:font-weight-asian="bold" style:font-size-complex="16pt"/>
    </style:style>
    <style:style style:name="P8" style:family="paragraph" style:parent-style-name="Standard">
      <style:text-properties style:font-name="Calibri" officeooo:rsid="000b58dc" officeooo:paragraph-rsid="000b58dc" style:font-name-complex="Calibri1"/>
    </style:style>
    <style:style style:name="P9" style:family="paragraph" style:parent-style-name="Standard">
      <style:text-properties style:font-name="Calibri" fo:font-size="10pt" style:font-size-asian="10pt" style:font-name-complex="Calibri1" style:font-size-complex="10pt"/>
    </style:style>
    <style:style style:name="P10" style:family="paragraph" style:parent-style-name="Standard">
      <style:text-properties fo:color="#a6a6a6" loext:opacity="100%"/>
    </style:style>
    <style:style style:name="P11" style:family="paragraph" style:parent-style-name="Standard">
      <style:text-properties officeooo:paragraph-rsid="000b58dc"/>
    </style:style>
    <style:style style:name="P12" style:family="paragraph" style:parent-style-name="Standard">
      <style:text-properties officeooo:rsid="000d46ae" officeooo:paragraph-rsid="000d46ae"/>
    </style:style>
    <style:style style:name="P13" style:family="paragraph" style:parent-style-name="Standard">
      <style:paragraph-properties fo:margin-left="0.5in" fo:margin-right="0in" fo:text-indent="0in" style:auto-text-indent="false"/>
      <style:text-properties style:font-name="Calibri" fo:font-size="10pt" style:font-size-asian="10pt" style:font-name-complex="Calibri1" style:font-size-complex="10pt"/>
    </style:style>
    <style:style style:name="P14" style:family="paragraph" style:parent-style-name="Heading_20_2">
      <style:text-properties officeooo:paragraph-rsid="000e93b7"/>
    </style:style>
    <style:style style:name="P15" style:family="paragraph" style:parent-style-name="Standard">
      <style:paragraph-properties fo:margin-left="0in" fo:margin-right="0.25in" fo:text-indent="0in" style:auto-text-indent="false">
        <style:tab-stops>
          <style:tab-stop style:position="3.5437in" style:type="center"/>
        </style:tab-stops>
      </style:paragraph-properties>
      <style:text-properties fo:font-size="10pt" style:font-size-asian="10pt"/>
    </style:style>
    <style:style style:name="P16" style:family="paragraph" style:parent-style-name="Standard">
      <style:paragraph-properties fo:text-align="center" style:justify-single-word="false"/>
      <style:text-properties fo:color="#4472c4" loext:opacity="100%" fo:font-size="16pt" style:font-size-asian="16pt"/>
    </style:style>
    <style:style style:name="P17" style:family="paragraph" style:parent-style-name="Standard">
      <style:text-properties fo:color="#a6a6a6" loext:opacity="100%"/>
    </style:style>
    <style:style style:name="P18" style:family="paragraph" style:parent-style-name="Standard">
      <style:text-properties style:font-name="Calibri" officeooo:rsid="000e93b7" officeooo:paragraph-rsid="000e93b7" style:font-name-complex="Calibri1"/>
    </style:style>
    <style:style style:name="P19" style:family="paragraph" style:parent-style-name="Standard" style:master-page-name="First_20_Page">
      <style:paragraph-properties style:page-number="auto"/>
    </style:style>
    <style:style style:name="T1" style:family="text">
      <style:text-properties fo:font-size="10pt" style:font-size-asian="10pt"/>
    </style:style>
    <style:style style:name="T2" style:family="text">
      <style:text-properties fo:font-size="24pt" style:font-size-asian="24pt"/>
    </style:style>
    <style:style style:name="T3" style:family="text">
      <style:text-properties officeooo:rsid="000b58dc"/>
    </style:style>
    <style:style style:name="T4" style:family="text">
      <style:text-properties officeooo:rsid="000d46ae"/>
    </style:style>
    <style:style style:name="T5" style:family="text">
      <style:text-properties fo:color="#2f5496" loext:opacity="100%" style:font-name="Calibri Light" fo:font-size="13pt" fo:font-weight="bold" officeooo:rsid="000e93b7" style:font-name-asian="Calibri1" style:font-size-asian="13pt" style:language-asian="nl" style:country-asian="NL" style:font-weight-asian="bold" style:font-name-complex="Tahoma" style:font-size-complex="13pt"/>
    </style:style>
    <style:style style:name="T6" style:family="text">
      <style:text-properties style:text-position="super 58%"/>
    </style:style>
    <style:style style:name="T7" style:family="text">
      <style:text-properties style:text-position="0% 100%"/>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Standard"/>
      <text:p text:style-name="Standard"/>
      <text:p text:style-name="P6">Keuzedeel voorbereiding hbo</text:p>
      <text:p text:style-name="P6"/>
      <text:p text:style-name="P6">Werkproces 4: Reflecteert op gedrag en resultaten</text:p>
      <text:p text:style-name="P5"/>
      <text:p text:style-name="P5"/>
      <text:p text:style-name="P5"/>
      <text:p text:style-name="P5"/>
      <text:p text:style-name="P5"/>
      <text:p text:style-name="P5"/>
      <text:p text:style-name="P5"><text:span text:style-name="T2">OPDRACHT WP1.4</text:span><text:bookmark text:name="_GoBack"/><text:span text:style-name="T2">: PROCESBOEK MET EINDREFLECTI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aam: <text:span text:style-name="T3">constantijn</text:span></text:p>
      <text:p text:style-name="Standard">Studentnummer: <text:span text:style-name="T3">200532</text:span></text:p>
      <text:p text:style-name="Standard">Klas: <text:span text:style-name="T3">2wdv1</text:span></text:p>
      <text:p text:style-name="Standard">Datum: <text:span text:style-name="T3">29 december</text:span> </text:p>
      <text:p text:style-name="P7"/>
      <text:h text:style-name="P2" text:outline-level="1">Reflecties lesweken</text:h>
      <text:h text:style-name="Heading_20_2" text:outline-level="2">Reflectie week 1</text:h>
      <text:p text:style-name="P10">[Iedere week, aan het einde van de week, schrijf je een korte reflectie. De reflectie zal van week tot week verschillen, afhankelijk van de activiteiten en colleges van die week. Het belangrijkste is dat je terugkijkt op hoe je iets hebt aangepakt, wat goed ging of minder goed, en wat je (eventueel) anders zou doen een volgende keer.</text:p>
      <text:p text:style-name="P10">Je werkt het procesboek iedere week bij. Neem in je procesboek ook feedback van anderen op: zowel van de docent als van medestudenten.</text:p>
      <text:p text:style-name="P8">Dit was de start van hbo keuzendeel hier in werdt de basis van het keuzen deel uitgelegd en de motivatie hier van</text:p>
      <text:h text:style-name="P3" text:outline-level="2">Reflectie week 2</text:h>
      <text:p text:style-name="P11"/>
      <text:p text:style-name="P11"/>
      <text:h text:style-name="P4" text:outline-level="2">Reflectie week <text:span text:style-name="T4">49-50</text:span></text:h>
      <text:p text:style-name="P12">In deze week moesten we een presentatie maken, ik had deze optijd afgemaakt maar mijn groepgenoten moesten 1 dag voor de presentatie het nog maken. Wat de volgende keer beter kan is de gemeenschappelijke planning en een keer</text:p>
      <text:p text:style-name="P10"/>
      <text:h text:style-name="P14" text:outline-level="2"><text:span text:style-name="T5">week 2 </text:span></text:h>
      <text:p text:style-name="P18">In deze week heb ik werkt aan de 4<text:span text:style-name="T6">e</text:span> opdracht en de onderzoeks opdracht die over autisme afgerond</text:p>
      <text:h text:style-name="Heading_20_1" text:outline-level="1">Eindreflectie</text:h>
      <text:h text:style-name="Heading_20_2" text:outline-level="2">Analyse situatie STARRT-methode</text:h>
      <text:p text:style-name="P10"><text:s/>[Kies tenminste één situatie/onderdeel uit de gevolgde lessen van het keuzedeel en analyseer deze volgens de STARRT-methode]</text:p>
      <text:p text:style-name="Standard"/>
      <text:h text:style-name="Heading_20_2" text:outline-level="2">Eindreflectie studievaardigheden</text:h>
      <text:p text:style-name="P10"><text:s/>[Reflecteer op je eigen studievaardigheden (wat zijn jouw sterke en zwakke punten) en (potentiële) uitdagingen voor het volgen van een hbo-opleiding]</text:p>
      <text:p text:style-name="P13"/>
      <text:h text:style-name="Heading_20_2" text:outline-level="2">Vervolgstappen en ontwikkelpunten</text:h>
      <text:p text:style-name="P10"><text:s/>[Wat zijn vervolgstappen en ontwikkelpunten voor jezelf om succesvol door te studeren]</text:p>
      <text:p text:style-name="P10"/>
      <text:h text:style-name="Heading_20_2" text:outline-level="2">Definitieve keuze</text:h>
      <text:p text:style-name="P10">[Licht jouw definitieve keuze wat betreft jouw vervolgopleiding toe (op basis van eerdere oriëntatie en zelfreflectie) óf de keuze om niet door te gaan studeren op het hbo]</text:p>
      <text:p text:style-name="P9"/>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nl" fo:country="NL"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nl" fo:country="NL"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000000"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fo:font-size="12pt" style:font-size-asian="12pt"/>
    </style:style>
    <style:style style:name="Frame_20_contents" style:display-name="Frame contents" style:family="paragraph" style:parent-style-name="Standard" style:class="extra"/>
    <style:style style:name="Default_20_Paragraph_20_Font" style:display-name="Default Paragraph Font" style:family="text"/>
    <style:style style:name="Kop_20_1_20_Teken" style:display-name="Kop 1 Teken" style:family="text" style:parent-style-name="Default_20_Paragraph_20_Font">
      <style:text-properties fo:color="#000000" loext:opacity="100%" fo:font-size="16pt" fo:font-weight="bold" style:font-name-asian="Calibri1" style:font-family-asian="Calibri" style:font-family-generic-asian="system" style:font-pitch-asian="variable" style:font-size-asian="16pt" style:language-asian="nl" style:country-asian="NL" style:font-weight-asian="bold" style:font-name-complex="Tahoma" style:font-family-complex="Tahoma" style:font-family-generic-complex="system" style:font-pitch-complex="variable" style:font-size-complex="16pt"/>
    </style:style>
    <style:style style:name="Kop_20_2_20_Teken" style:display-name="Kop 2 Teken" style:family="text" style:parent-style-name="Default_20_Paragraph_20_Font">
      <style:text-properties fo:color="#2f5496"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language-asian="nl" style:country-asian="NL" style:font-weight-asian="bold" style:font-name-complex="Tahoma" style:font-family-complex="Tahoma" style:font-family-generic-complex="system" style:font-pitch-complex="variable" style:font-size-complex="13pt"/>
    </style:style>
    <style:style style:name="Koptekst_20_Teken" style:display-name="Koptekst Teken" style:family="text" style:parent-style-name="Default_20_Paragraph_20_Font">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Voettekst_20_Teken" style:display-name="Voettekst Teken" style:family="text" style:parent-style-name="Default_20_Paragraph_20_Font">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ab-stops>
          <style:tab-stop style:position="3.5437in" style:type="center"/>
        </style:tab-stops>
      </style:paragraph-properties>
      <style:text-properties fo:font-size="10pt" style:font-size-asian="10pt"/>
    </style:style>
    <style:style style:name="MP2" style:family="paragraph" style:parent-style-name="Footer">
      <style:paragraph-properties fo:padding="0in" fo:border="none"/>
    </style:style>
    <style:style style:name="MT1" style:family="text">
      <style:text-properties fo:font-size="10pt" style:font-size-asian="10pt"/>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0"><draw:text-box fo:min-height="0.0161in" fo:min-width="0.0161in"><text:p text:style-name="MP2"><text:span text:style-name="page_20_number"><text:span text:style-name="MT1"><text:page-number text:select-page="current">2</text:page-number></text:span></text:span></text:p></draw:text-box></draw:frame>Keuzedeel voorbereiding hbo<text:tab/>WP1.4</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crosoft Office-gebruiker</meta:initial-creator>
    <meta:editing-cycles>11</meta:editing-cycles>
    <meta:creation-date>2018-04-20T11:23:00</meta:creation-date>
    <dc:date>2022-01-16T23:41:24.123000000</dc:date>
    <meta:editing-duration>PT10M13S</meta:editing-duration>
    <meta:generator>LibreOffice/7.1.3.2$Windows_X86_64 LibreOffice_project/47f78053abe362b9384784d31a6e56f8511eb1c1</meta:generator>
    <meta:document-statistic meta:table-count="0" meta:image-count="0" meta:object-count="0" meta:page-count="2" meta:paragraph-count="28" meta:word-count="290" meta:character-count="1862" meta:non-whitespace-character-count="15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